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43ff" officeooo:paragraph-rsid="000a43f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a43ff" officeooo:paragraph-rsid="000a43f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a9a40" officeooo:paragraph-rsid="000a9a4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459c" officeooo:paragraph-rsid="000b459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041f" officeooo:paragraph-rsid="000c041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ca90c" officeooo:paragraph-rsid="000c041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d5c7d" officeooo:paragraph-rsid="000d5c7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e14e2" officeooo:paragraph-rsid="000e14e2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041f" style:font-weight-asian="normal" style:font-weight-complex="normal"/>
    </style:style>
    <style:style style:name="T3" style:family="text">
      <style:text-properties fo:font-weight="normal" officeooo:rsid="000d5c7d" style:font-weight-asian="normal" style:font-weight-complex="normal"/>
    </style:style>
    <style:style style:name="T4" style:family="text">
      <style:text-properties fo:font-weight="normal" officeooo:rsid="000e14e2" style:font-weight-asian="normal" style:font-weight-complex="normal"/>
    </style:style>
    <style:style style:name="T5" style:family="text">
      <style:text-properties fo:font-weight="normal" officeooo:rsid="000f5b72" style:font-weight-asian="normal" style:font-weight-complex="normal"/>
    </style:style>
    <style:style style:name="T6" style:family="text">
      <style:text-properties fo:font-weight="normal" officeooo:rsid="00107ae5" style:font-weight-asian="normal" style:font-weight-complex="normal"/>
    </style:style>
    <style:style style:name="T7" style:family="text">
      <style:text-properties officeooo:rsid="000f5b72"/>
    </style:style>
    <style:style style:name="T8" style:family="text">
      <style:text-properties officeooo:rsid="00107a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Assíncrono – Anotações</text:p>
      <text:p text:style-name="P1"/>
      <text:p text:style-name="P2"/>
      <text:p text:style-name="P3">Assíncrono: <text:span text:style-name="T1">Que ão ocorre ou não se efetiva ao mesmo tempo. </text:span><text:span text:style-name="T2">Podemos fazer uma coisa, enquanto fazemos outra.</text:span></text:p>
      <text:p text:style-name="P3"><text:span text:style-name="T1"/></text:p>
      <text:p text:style-name="P4"><text:span text:style-name="T1">O javascript roda de maneira assíncrona.</text:span></text:p>
      <text:p text:style-name="P4"><text:span text:style-name="T1"/></text:p>
      <text:p text:style-name="P5">Promises: <text:span text:style-name="T1">Objeto de processamento assíncrono. Inicialme</text:span><text:span text:style-name="T3">n</text:span><text:span text:style-name="T1">te, seu valor é desconhe</text:span><text:span text:style-name="T3">c</text:span><text:span text:style-name="T1">ido. Ela pode então ser Resolve ou Reject.</text:span></text:p>
      <text:p text:style-name="P6"><text:tab/></text:p>
      <text:p text:style-name="P6"><text:tab/>- Pending: <text:span text:style-name="T1">Estado inicial</text:span></text:p>
      <text:p text:style-name="P6"><text:tab/>- Fulfilled: <text:span text:style-name="T1">Completada</text:span></text:p>
      <text:p text:style-name="P6"><text:tab/>- Reject:<text:span text:style-name="T1"> Rejeitada </text:span></text:p>
      <text:p text:style-name="P6"/>
      <text:p text:style-name="P6"/>
      <text:p text:style-name="P7">Consumindo API’s:</text:p>
      <text:p text:style-name="P7"><text:tab/><text:span text:style-name="T1">- </text:span><text:span text:style-name="T4">Appication Programming Interface</text:span></text:p>
      <text:p text:style-name="P6"><text:tab/><text:span text:style-name="T4">- Uma API é uma forma de intermediar o resultados do bacnkend que serão apresentados no <text:tab/>front-end</text:span></text:p>
      <text:p text:style-name="P6"><text:tab/>- <text:span text:style-name="T6">De grosso modo são as urls que irão trazer dados do banco.</text:span></text:p>
      <text:p text:style-name="P6"/>
      <text:p text:style-name="P8">Fetch: </text:p>
      <text:p text:style-name="P6"><text:tab/>- <text:span text:style-name="T4">fetch (url, options).then().catch();</text:span></text:p>
      <text:p text:style-name="P6"><text:tab/>- <text:span text:style-name="T5">Retorna uma Promis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9:30:00.751277144</meta:creation-date>
    <dc:date>2021-10-21T20:40:32.173131741</dc:date>
    <meta:editing-duration>PT1H10M2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99" meta:character-count="657" meta:non-whitespace-character-count="559"/>
  </office:meta>
</office:document-meta>
</file>